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figuration.addIni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Configuration.getServl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.getInitParameter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.has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uration.setInitParameter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nfiguration.ServletConfiguration( Element serv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